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poqs_users values(7,'Bizier','Laurent','LaurentBizier@jourrapide.com',63,'Whichave','mai4Aehah',0,1);</text:p>
      <text:p text:style-name="Standard">insert into poqs_users values(8,'Trottier','Ruby','RubyTrottier@superrito.com',37,'Mysest','iqu1aeZ0yah',0,2);</text:p>
      <text:p text:style-name="Standard">insert into poqs_users values(9,'Arpin','Ganelon','GanelonArpin@teleworm.us',40,'Tiournind','Eepai7ieh0h',0,2);</text:p>
      <text:p text:style-name="Standard">insert into poqs_users values(10,'Sevier','Fabienne','FabienneSevier@cuvox.de',59,'Gichist','Ooquei3i',0,2);</text:p>
      <text:p text:style-name="Standard">insert into poqs_users values(11,'Truchon','Artus','ArtusTruchon@superrito.com',36,'Minne1982','eegh4Eifei',0,2);</text:p>
      <text:p text:style-name="Standard">insert into poqs_users values(12,'Rhéaume','Serge','SergeRheaume@rhyta.com',61,'Bargeres','ooz3fae2ahF',0,1);</text:p>
      <text:p text:style-name="Standard">insert into poqs_users values(13,'Ruel','Vallis','VallisRuel@teleworm.us',34,'Sullumeent','ohbiy0aoC3ah',0,1);</text:p>
      <text:p text:style-name="Standard">insert into poqs_users values(14,'Émond','Chapin','ChapinEmond@superrito.com',32,'Patml1986','Tahthae0',0,1);</text:p>
      <text:p text:style-name="Standard">insert into poqs_users values(15,'Baron','David','DavidBaron@superrito.com',64,'Tedy1954','eonae3Ieshee',0,1);</text:p>
      <text:p text:style-name="Standard">insert into poqs_users values(16,'Mailhot','Agate','AgateMailhot@einrot.com',20,'Theded98','Aiquaun6nah',0,1);</text:p>
      <text:p text:style-name="Standard">insert into poqs_users values(17,'Beauchesne','Grosvenor','GrosvenorBeauchesne@rhyta.com',84,'Fook1934','Iedoo3nuaz',0,2);</text:p>
      <text:p text:style-name="Standard">insert into poqs_users values(18,'Labonté','Virginie','VirginieLabonte@teleworm.us',41,'Heary1977','oojai2OhPh',0,2);</text:p>
      <text:p text:style-name="Standard">insert into poqs_users values(19,'Lemelin','Oriel','OrielLemelin@fleckens.hu',51,'Equirt67','Oolu0Iesh',0,2);</text:p>
      <text:p text:style-name="Standard">insert into poqs_users values(20,'Cantin','Oliver','OliverCantin@superrito.com',25,'Carolve1993','jeiGah2Quee',0,1);</text:p>
      <text:p text:style-name="Standard">insert into poqs_users values(21,'Boisclair','Théophile','TheophileBoisclair@superrito.com',33,'Fintich85','aeQuechu9',0,1);</text:p>
      <text:p text:style-name="Standard">insert into poqs_users values(22,'Cliche','Yvette','YvetteCliche@teleworm.us',70,'Lieve1948','Noh2dieph',0,1);</text:p>
      <text:p text:style-name="Standard">insert into poqs_users values(23,'Duranseau','Édith','EdithDuranseau@armyspy.com',61,'Thatert1957','zan6hei4aeNg',0,1);</text:p>
      <text:p text:style-name="Standard">insert into poqs_users values(24,'Senneville','Francis','FrancisSenneville@rhyta.com',47,'Contable','kahwo7gi3Roh',0,1);</text:p>
      <text:p text:style-name="Standard">insert into poqs_users values(25,'Duperré','Romaine','RomaineDuperre@dayrep.com',65,'Hichords','angawaer6Ku',0,1);</text:p>
      <text:p text:style-name="Standard">insert into poqs_users values(26,'Boulé','Tilly','TillyBoule@superrito.com',48,'Thantly','nailahF4th',0,2);</text:p>
      <text:p text:style-name="Standard">insert into poqs_users values(27,'Blanc','Favor','FavorBlanc@dayrep.com',70,'Thavibittend','De5oonoo2ee',0,2);</text:p>
      <text:p text:style-name="Standard">insert into poqs_users values(28,'Begin','Mavise','MaviseBegin@teleworm.us',77,'Arriess','GeuDe2ohZ',0,2);</text:p>
      <text:p text:style-name="Standard">insert into poqs_users values(29,'Vincent','Florus','FlorusVincent@einrot.com',27,'Hisidle','AesaC8eeR',0,1);</text:p>
      <text:p text:style-name="Standard">insert into poqs_users values(30,'LaGrande','Léon','LeonLaGrande@gustr.com',51,'Opead1967','ub5VeK6zi',0,1);</text:p>
      <text:p text:style-name="Standard"><text:soft-page-break/>insert into poqs_users values(31,'Quinn','Étienne','EtienneQuinn@dayrep.com',25,'Falong','fo4Oe7igahwoo',0,2);</text:p>
      <text:p text:style-name="Standard">insert into poqs_users values(32,'Achin','Hélène','HeleneAchin@gustr.com',25,'Dound1993','oreifie4OaH',0,1);</text:p>
      <text:p text:style-name="Standard">insert into poqs_users values(33,'Trottier','Laurene','LaureneTrottier@dayrep.com',46,'Anlity','tahM2einoh',0,1);</text:p>
      <text:p text:style-name="Standard">insert into poqs_users values(34,'Lafond','Marine','MarineLafond@superrito.com',76,'Hinqually','aaHei3wai',0,2);</text:p>
      <text:p text:style-name="Standard">insert into poqs_users values(35,'Rivard','Gilbert','GilbertRivard@teleworm.us',40,'Herat1978','koa1yaiL',0,2);</text:p>
      <text:p text:style-name="Standard">insert into poqs_users values(36,'Lambert','Mandel','MandelLambert@gustr.com',70,'Mathaddley','aNg7aeVai9oi',0,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3:16:37.790546512</meta:creation-date>
    <dc:date>2019-02-10T13:17:46.843514698</dc:date>
    <meta:editing-duration>PT1M13S</meta:editing-duration>
    <meta:editing-cycles>1</meta:editing-cycles>
    <meta:document-statistic meta:table-count="0" meta:image-count="0" meta:object-count="0" meta:page-count="2" meta:paragraph-count="30" meta:word-count="120" meta:character-count="3362" meta:non-whitespace-character-count="3272"/>
    <meta:generator>LibreOffice/6.0.6.2$Linux_X86_64 LibreOffice_project/00m0$Build-2</meta:generator>
  </office:meta>
</office:document-meta>
</file>